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zxx" fo:country="none" style:language-asian="zxx" style:country-asian="none" style:language-complex="zxx" style:country-complex="none"/>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style:use-window-font-color="true" style:text-outline="false" style:text-line-through-styl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loext:opacity="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Korr 231030</text:p>
      <text:p text:style-name="Standard"/>
      <text:p text:style-name="Standard">Kartrubrik: Välkommen till Kulturmiljön Björke och Björkemossen</text:p>
      <text:p text:style-name="Standard"/>
      <text:p text:style-name="Standard">I texten nedan ska du väl skriva ut att den streckade fyrkanten betyder helskärm och att det är lämpligt att anvä'nda det läget på mobiltelefon.</text:p>
      <text:p text:style-name="Standard"/>
      <text:p text:style-name="Standard">Jag funderade kartan. Om vi inte vill göra den större, kanske vi ska lägga en enkel orienteringskarta <text:s/>med Björke i mitten och Tanumshede och Strömstad som tydliga hållpunkter.</text:p>
      <text:p text:style-name="Standard"/>
      <text:p text:style-name="P1">Tillägg till text Uppdraget</text:p>
      <text:p text:style-name="P1">Lägg till ett nytt stycke.</text:p>
      <text:p text:style-name="P1">Om du blir nyfiken på att besöka området efter att besökt det på hemsdian vill vi uppmärksamma dig på området inte är iordningställt för besök. Det vill säga det finns inga parkeringsplatser eller speicellt framtagna vandringstsigar. Däremot är du genom allemansrätten alltid välkommen till besök, respektera dock de boendes behov och se till att du inte parkerar din bil i vägen för någon.</text:p>
      <text:p text:style-name="Standard"/>
      <text:p text:style-name="Standard">Ändrade eller tillagda bildtexter:</text:p>
      <text:p text:style-name="Standard">L1968:5553 Rest av stensättning vid Enerhogen, i bakgrunden <office:annotation office:name="__Annotation__1763_3380442966"><dc:creator>Okänd författare</dc:creator><dc:date>2023-10-31T09:06:50.07</dc:date><text:p text:style-name="P2"><text:span text:style-name="T4">Lundekas är felstavat</text:span></text:p></office:annotation><text:span text:style-name="T2">Lu</text:span><text:span text:style-name="T2">n</text:span><text:span text:style-name="T2">dekas</text:span><office:annotation-end office:name="__Annotation__1763_3380442966"/> med fossil åker.</text:p>
      <text:p text:style-name="Standard"/>
      <text:p text:style-name="Standard">L2023:656 Kvarliggande urkilade råblock<office:annotation office:name="__Annotation__1764_3380442966"><dc:creator>Okänd författare</dc:creator><dc:date>2023-10-31T09:09:27.08</dc:date><text:p text:style-name="P2"><text:span text:style-name="T4">Ändrat texten något</text:span></text:p></office:annotation> i västra delen av småbrottsområdet.<office:annotation-end office:name="__Annotation__1764_3380442966"/></text:p>
      <text:p text:style-name="Standard"/>
      <text:p text:style-name="Standard">L1968:5657 En stensättning lågt belägen i skogsmarken, i övrgången mot odlingsmark. Ett klasssiskt läge för järnålderns gravar.</text:p>
      <text:p text:style-name="Standard"/>
      <text:p text:style-name="Standard">L2023:649 Ett småbrott <office:annotation office:name="__Annotation__1772_3380442966"><dc:creator>Okänd författare</dc:creator><dc:date>2023-10-31T09:20:45.08</dc:date><text:p text:style-name="P2"><text:span text:style-name="T4">Ändring av texten</text:span></text:p></office:annotation><text:span text:style-name="T1">där stenhuggaren</text:span><office:annotation-end office:name="__Annotation__1772_3380442966"/> utnyttjat naturlig sprickbildning för att kila fram block.</text:p>
      <text:p text:style-name="Standard"/>
      <text:p text:style-name="Standard">L1968:5759 <text:s/>Ett röse i krönläge<office:annotation office:name="__Annotation__1773_3380442966"><dc:creator>Okänd författare</dc:creator><dc:date>2023-10-31T09:23:13.08</dc:date><text:p text:style-name="P2"><text:span text:style-name="T4">Ändrat text</text:span></text:p></office:annotation>, vilket är den vanligaste placeringen av bronsålderns gravar. Beläget inom den norra delen a<office:annotation-end office:name="__Annotation__1773_3380442966"/>v kulturmiljön.</text:p>
      <text:p text:style-name="Standard"/>
      <text:p text:style-name="Standard">L1968:7034 Här har stenar lagts på ett krönläge för att förstärka effekten av <office:annotation office:name="__Annotation__1786_3380442966"><dc:creator>Okänd författare</dc:creator><dc:date>2023-10-31T09:24:53.08</dc:date><text:p text:style-name="P2"><text:span text:style-name="T4">förtydligat</text:span></text:p></office:annotation>gravanläggningen.</text:p>
      <text:p text:style-name="Standard"><office:annotation-end office:name="__Annotation__1786_3380442966"/></text:p>
      <text:p text:style-name="Standard"/>
      <text:p text:style-name="Standard">L1968:5871 En stor och tydlig <office:annotation office:name="__Annotation__1787_3380442966"><dc:creator>Okänd författare</dc:creator><dc:date>2023-10-31T09:25:59.08</dc:date><text:p text:style-name="P2"><text:span text:style-name="T4">felstavning</text:span></text:p></office:annotation>hög<office:annotation-end office:name="__Annotation__1787_3380442966"/> i östra änden av Röseberget.</text:p>
      <text:p text:style-name="Standard"/>
      <text:p text:style-name="Standard">L1968:7012 En ganska anonym stensättning i krönläge. Det låter som en motsättning men är ganska vanligt förekommande.</text:p>
      <text:p text:style-name="Standard"/>
      <text:p text:style-name="Standard">L1968:5055<office:annotation office:name="__Annotation__1788_3380442966"><dc:creator>Okänd författare</dc:creator><dc:date>2023-10-31T09:30:15.08</dc:date><text:p text:style-name="P2"><text:span text:style-name="T4">Tillagd text</text:span></text:p></office:annotation> Ett gravfält som domineras av dommarringar och resta stenar. S<office:annotation-end office:name="__Annotation__1788_3380442966"/>peciellt den stora resta stenen i östra delen av gravfältet är imponerande.</text:p>
      <text:p text:style-name="Standard"/>
      <text:p text:style-name="Standard">L2023:652 <text:span text:style-name="T1">Bild 3116. Grunddetaljer från den raserade torvströfabrike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8M48S</meta:editing-duration>
    <meta:editing-cycles>7</meta:editing-cycles>
    <meta:generator>OpenOffice/4.1.8$Win32 OpenOffice.org_project/418m3$Build-9803</meta:generator>
    <dc:date>2023-10-31T10:20:48.69</dc:date>
    <meta:document-statistic meta:table-count="0" meta:image-count="0" meta:object-count="0" meta:page-count="1" meta:paragraph-count="19" meta:word-count="290" meta:character-count="1894"/>
    <dc:creator>Stig Swedberg</dc:creator>
    <meta:user-defined meta:name="Info 1"/>
    <meta:user-defined meta:name="Info 2"/>
    <meta:user-defined meta:name="Info 3"/>
    <meta:user-defined meta:name="Info 4"/>
  </office:meta>
</office:document-meta>
</file>